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a26f" officeooo:paragraph-rsid="0015a26f"/>
    </style:style>
    <style:style style:name="P2" style:family="paragraph" style:parent-style-name="Standard">
      <style:text-properties officeooo:rsid="00169465" officeooo:paragraph-rsid="00169465"/>
    </style:style>
    <style:style style:name="P3" style:family="paragraph" style:parent-style-name="Standard">
      <style:text-properties officeooo:rsid="00181f73" officeooo:paragraph-rsid="00181f7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a26f" officeooo:paragraph-rsid="0015a26f" style:font-weight-asian="bold" style:font-weight-complex="bold"/>
    </style:style>
    <style:style style:name="P5" style:family="paragraph" style:parent-style-name="Standard">
      <style:text-properties officeooo:rsid="00181f73" officeooo:paragraph-rsid="00181f73"/>
    </style:style>
    <style:style style:name="P6" style:family="paragraph" style:parent-style-name="Standard">
      <style:text-properties officeooo:rsid="001960e8" officeooo:paragraph-rsid="001960e8"/>
    </style:style>
    <style:style style:name="P7" style:family="paragraph" style:parent-style-name="Standard">
      <style:text-properties officeooo:rsid="0015a26f" officeooo:paragraph-rsid="001960e8"/>
    </style:style>
    <style:style style:name="T1" style:family="text">
      <style:text-properties officeooo:rsid="00161f63"/>
    </style:style>
    <style:style style:name="T2" style:family="text">
      <style:text-properties style:text-position="super 58%" officeooo:rsid="00161f63"/>
    </style:style>
    <style:style style:name="T3" style:family="text">
      <style:text-properties officeooo:rsid="001694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a26f"/>
    </style:style>
    <style:style style:name="T6" style:family="text">
      <style:text-properties officeooo:rsid="001b35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T Manager</text:p>
      <text:p text:style-name="P1"/>
      <text:p text:style-name="P1">We are about to create a GIT Manager on console using Python 3. We can’t use any database or UI framework. For Managing GIT we need to follow our custom command. Our Commands is listed below - </text:p>
      <text:p text:style-name="P1">1. git init</text:p>
      <text:p text:style-name="P1">--- This command will be the start of GIT Manager. Without this command, we can’t execute other command.</text:p>
      <text:p text:style-name="P1"/>
      <text:p text:style-name="P1">2. git commit “commit message”</text:p>
      <text:p text:style-name="P1">--- By this command, we will store this commit message with a auto generated sequence number. The sequence number must be integer and start with 1.</text:p>
      <text:p text:style-name="P1"/>
      <text:p text:style-name="P1">3. git show commit</text:p>
      <text:p text:style-name="P1">--- By this command, we can show the current commit message.</text:p>
      <text:p text:style-name="P1"/>
      <text:p text:style-name="P1">4. git show all commit</text:p>
      <text:p text:style-name="P1">--- By this command, we can view all commit commit message with sequence number. <text:span text:style-name="T3">Like -</text:span></text:p>
      <text:p text:style-name="P2">1 message-1</text:p>
      <text:p text:style-name="P2">2 message-2</text:p>
      <text:p text:style-name="P2">4 message-4</text:p>
      <text:p text:style-name="P1"/>
      <text:p text:style-name="P1">5. git delete commit_sequence</text:p>
      <text:p text:style-name="P1">--- By this command, we can delete one commit. Here, commit_sequence will be sequence number.</text:p>
      <text:p text:style-name="P1"/>
      <text:p text:style-name="P1">6. git forward-commit</text:p>
      <text:p text:style-name="P1">--- By this command, Our Current commit position will be forwarded one step.</text:p>
      <text:p text:style-name="P1"/>
      <text:p text:style-name="P1">7. git backwar<text:span text:style-name="T3">d</text:span>-commit</text:p>
      <text:p text:style-name="P1">--- By this command, Our current commit position will be one step backward.</text:p>
      <text:p text:style-name="P1"/>
      <text:p text:style-name="P1">8. git jump commit_sequence_number</text:p>
      <text:p text:style-name="P1">--- By this command, we can jump to an specific commit-sequence number.</text:p>
      <text:p text:style-name="P1"/>
      <text:p text:style-name="P1">9. git <text:span text:style-name="T1">pull commit_sequence_number</text:span></text:p>
      <text:p text:style-name="P1">--- <text:span text:style-name="T1">By this command, we can pull one commit to forward. For example – If there is 4 commits sequence as 4,3,2,1 and we are in the 4</text:span><text:span text:style-name="T2">th</text:span><text:span text:style-name="T1"> number and we execute “git pull 2”. means commit 2 will be current commit. And sequence will be 2,4,3,1.</text:span></text:p>
      <text:p text:style-name="P1"/>
      <text:p text:style-name="P3">10. exit</text:p>
      <text:p text:style-name="P3">--- this the the termination command.</text:p>
      <text:p text:style-name="P3"/>
      <text:p text:style-name="P6">11. <text:span text:style-name="T5">8. git </text:span>update<text:span text:style-name="T5"> “</text:span>New Message”</text:p>
      <text:p text:style-name="P7">--- By this command, we can <text:span text:style-name="T6">update current commit message</text:span></text:p>
      <text:p text:style-name="P3"/>
      <text:p text:style-name="P3"/>
      <text:p text:style-name="P3"><text:span text:style-name="T4">INPUT</text:span> – is a line of string as command</text:p>
      <text:p text:style-name="P3"><text:span text:style-name="T4">OUTPUT</text:span> – Only with command 3 &amp; 4 we can see the output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2:06:07.835779447</meta:creation-date>
    <dc:date>2021-02-09T20:47:59.491544917</dc:date>
    <meta:editing-duration>PT6H29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94" meta:character-count="1636" meta:non-whitespace-character-count="1366"/>
  </office:meta>
</office:document-meta>
</file>